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RuntimeException.FormsRuntime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RuntimeException.FormsRuntime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RuntimeException.FormsRuntim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RuntimeException.FormsRunti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